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TestResult.to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TestResult.WebTestResult( String theClassName , String theMessage , String theStack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TestResul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TestResult.getExceptio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TestResult.WebTes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TestResult.getException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TestResult.getException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TestResult.ha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TestResult.WebTestResult( Throwable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